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4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764in"/>
    </style:style>
    <style:style style:name="co3" style:family="table-column">
      <style:table-column-properties fo:break-before="auto" style:column-width="3.2008in"/>
    </style:style>
    <style:style style:name="co5" style:family="table-column">
      <style:table-column-properties fo:break-before="auto" style:column-width="4.1618in"/>
    </style:style>
    <style:style style:name="co6" style:family="table-column">
      <style:table-column-properties fo:break-before="auto" style:column-width="3.5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number-columns-repeated="3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row table:style-name="ro1">
          <table:table-cell table:style-name="ce1" office:value-type="string" table:number-columns-spanned="5" table:number-rows-spanned="1">
            <text:p>1. SubByte can be swapped with ShiftRows() since SubByte operates on single bytes.</text:p>
          </table:table-cell>
          <table:covered-table-cell table:style-name="ce1"/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table:number-columns-spanned="5" table:number-rows-spanned="1">
            <text:p>2. AddRoundKey(state, k_x); ShiftRows(state) == ShiftRows(state); AddRoundKey(state, ShiftRows(k_x)); since k_x is same dimensions as state and AddRoundKey is simple XOR byte-wise.</text:p>
          </table:table-cell>
          <table:covered-table-cell table:style-name="ce1"/>
          <table:covered-table-cell table:number-columns-repeated="3"/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2" office:value-type="string">
            <text:p>Decryption AES</text:p>
          </table:table-cell>
          <table:table-cell table:style-name="ce2" office:value-type="string">
            <text:p>Decryption AES reversed order</text:p>
          </table:table-cell>
          <table:table-cell table:style-name="ce2" office:value-type="string">
            <text:p>Normal AES</text:p>
          </table:table-cell>
          <table:table-cell table:style-name="ce2" office:value-type="string">
            <text:p>SubByte changed</text:p>
          </table:table-cell>
          <table:table-cell table:style-name="ce2" office:value-type="string">
            <text:p>WB AES</text:p>
          </table:table-cell>
          <table:table-cell table:number-columns-repeated="2"/>
        </table:table-row>
        <table:table-row table:style-name="ro1">
          <table:table-cell office:value-type="string">
            <text:p>00. AddRoundKey(state, k_10);</text:p>
          </table:table-cell>
          <table:table-cell office:value-type="string">
            <text:p>10. AddRoundKey(state, k_00)</text:p>
          </table:table-cell>
          <table:table-cell office:value-type="string">
            <text:p>0. AddRoundKey(state, k_0)</text:p>
          </table:table-cell>
          <table:table-cell office:value-type="string">
            <text:p>0. AddRoundKey(state, k_0)</text:p>
          </table:table-cell>
          <table:table-cell office:value-type="string">
            <text:p>01. ShiftRows(state)</text:p>
          </table:table-cell>
          <table:table-cell table:number-columns-repeated="2"/>
        </table:table-row>
        <table:table-row table:style-name="ro1">
          <table:table-cell office:value-type="string">
            <text:p>01. ShiftRowsInv(state)</text:p>
          </table:table-cell>
          <table:table-cell office:value-type="string">
            <text:p>10. ByteSubInv(state)</text:p>
          </table:table-cell>
          <table:table-cell office:value-type="string">
            <text:p>01. SubBytes(state)</text:p>
          </table:table-cell>
          <table:table-cell office:value-type="string">
            <text:p>01. ShiftRows(state)</text:p>
          </table:table-cell>
          <table:table-cell office:value-type="string">
            <text:p>01. AddRoundKeys(state, ShiftRows(k_0))</text:p>
          </table:table-cell>
          <table:table-cell table:number-columns-repeated="2"/>
        </table:table-row>
        <table:table-row table:style-name="ro1">
          <table:table-cell office:value-type="string">
            <text:p>01. ByteSubInv(state)</text:p>
          </table:table-cell>
          <table:table-cell office:value-type="string">
            <text:p>10. ShiftRowsInv(state)</text:p>
          </table:table-cell>
          <table:table-cell office:value-type="string">
            <text:p>01. ShiftRows(state)</text:p>
          </table:table-cell>
          <table:table-cell office:value-type="string">
            <text:p>01. SubBytes(state)</text:p>
          </table:table-cell>
          <table:table-cell office:value-type="string">
            <text:p>01. SubBytes(state)</text:p>
          </table:table-cell>
          <table:table-cell table:number-columns-repeated="2"/>
        </table:table-row>
        <table:table-row table:style-name="ro1">
          <table:table-cell office:value-type="string">
            <text:p>01. AddRoundKey(state, k_09)</text:p>
          </table:table-cell>
          <table:table-cell office:value-type="string">
            <text:p>09. MixColumnInv(state)</text:p>
          </table:table-cell>
          <table:table-cell office:value-type="string">
            <text:p>01. MixColumns(state)</text:p>
          </table:table-cell>
          <table:table-cell office:value-type="string">
            <text:p>01. MixColumns(state)</text:p>
          </table:table-cell>
          <table:table-cell office:value-type="string">
            <text:p>01. MixColumns(state)</text:p>
          </table:table-cell>
          <table:table-cell table:number-columns-repeated="2"/>
        </table:table-row>
        <table:table-row table:style-name="ro1">
          <table:table-cell office:value-type="string">
            <text:p>01. MixColumnInv(state)</text:p>
          </table:table-cell>
          <table:table-cell office:value-type="string">
            <text:p>09. AddRoundKey(state, k_01)</text:p>
          </table:table-cell>
          <table:table-cell office:value-type="string">
            <text:p>01. AddRoundKeys(state, k_1)</text:p>
          </table:table-cell>
          <table:table-cell office:value-type="string">
            <text:p>01. AddRoundKeys(state, k_1)</text:p>
          </table:table-cell>
          <table:table-cell office:value-type="string">
            <text:p>02. ShiftRows(state)</text:p>
          </table:table-cell>
          <table:table-cell table:number-columns-repeated="2"/>
        </table:table-row>
        <table:table-row table:style-name="ro1">
          <table:table-cell office:value-type="string">
            <text:p>02. ShiftRowsInv(state)</text:p>
          </table:table-cell>
          <table:table-cell office:value-type="string">
            <text:p>09. ByteSubInv(state)</text:p>
          </table:table-cell>
          <table:table-cell office:value-type="string">
            <text:p>02. SubBytes(state)</text:p>
          </table:table-cell>
          <table:table-cell office:value-type="string">
            <text:p>02. ShiftRows(state)</text:p>
          </table:table-cell>
          <table:table-cell office:value-type="string">
            <text:p>02. AddRoundKeys(state, ShiftRows(k_1))</text:p>
          </table:table-cell>
          <table:table-cell table:number-columns-repeated="2"/>
        </table:table-row>
        <table:table-row table:style-name="ro1">
          <table:table-cell office:value-type="string">
            <text:p>02. ByteSubInv(state)</text:p>
          </table:table-cell>
          <table:table-cell office:value-type="string">
            <text:p>09. ShiftRowsInv(state)</text:p>
          </table:table-cell>
          <table:table-cell office:value-type="string">
            <text:p>02. ShiftRows(state)</text:p>
          </table:table-cell>
          <table:table-cell office:value-type="string">
            <text:p>02. SubBytes(state)</text:p>
          </table:table-cell>
          <table:table-cell office:value-type="string">
            <text:p>02. SubBytes(state)</text:p>
          </table:table-cell>
          <table:table-cell table:number-columns-repeated="2"/>
        </table:table-row>
        <table:table-row table:style-name="ro1">
          <table:table-cell office:value-type="string">
            <text:p>02. AddRoundKey(state, k_08)</text:p>
          </table:table-cell>
          <table:table-cell office:value-type="string">
            <text:p>08. MixColumnInv(state)</text:p>
          </table:table-cell>
          <table:table-cell office:value-type="string">
            <text:p>02. MixColumns(state)</text:p>
          </table:table-cell>
          <table:table-cell office:value-type="string">
            <text:p>02. MixColumns(state)</text:p>
          </table:table-cell>
          <table:table-cell office:value-type="string">
            <text:p>02. MixColumns(state)</text:p>
          </table:table-cell>
          <table:table-cell table:number-columns-repeated="2"/>
        </table:table-row>
        <table:table-row table:style-name="ro1">
          <table:table-cell office:value-type="string">
            <text:p>02. MixColumnInv(state)</text:p>
          </table:table-cell>
          <table:table-cell office:value-type="string">
            <text:p>08. AddRoundKey(state, k_02)</text:p>
          </table:table-cell>
          <table:table-cell office:value-type="string">
            <text:p>02. AddRoundKeys(state, k_2)</text:p>
          </table:table-cell>
          <table:table-cell office:value-type="string">
            <text:p>02. AddRoundKeys(state, k_2)</text:p>
          </table:table-cell>
          <table:table-cell office:value-type="string">
            <text:p>03. ShiftRows(state)</text:p>
          </table:table-cell>
          <table:table-cell table:number-columns-repeated="2"/>
        </table:table-row>
        <table:table-row table:style-name="ro1">
          <table:table-cell office:value-type="string">
            <text:p>03. ShiftRowsInv(state)</text:p>
          </table:table-cell>
          <table:table-cell office:value-type="string">
            <text:p>08. ByteSubInv(state)</text:p>
          </table:table-cell>
          <table:table-cell office:value-type="string">
            <text:p>03. SubBytes(state)</text:p>
          </table:table-cell>
          <table:table-cell office:value-type="string">
            <text:p>03. ShiftRows(state)</text:p>
          </table:table-cell>
          <table:table-cell office:value-type="string">
            <text:p>03. AddRoundKeys(state, ShiftRows(k_2))</text:p>
          </table:table-cell>
          <table:table-cell table:number-columns-repeated="2"/>
        </table:table-row>
        <table:table-row table:style-name="ro1">
          <table:table-cell office:value-type="string">
            <text:p>03. ByteSubInv(state)</text:p>
          </table:table-cell>
          <table:table-cell office:value-type="string">
            <text:p>08. ShiftRowsInv(state)</text:p>
          </table:table-cell>
          <table:table-cell office:value-type="string">
            <text:p>03. ShiftRows(state)</text:p>
          </table:table-cell>
          <table:table-cell office:value-type="string">
            <text:p>03. SubBytes(state)</text:p>
          </table:table-cell>
          <table:table-cell office:value-type="string">
            <text:p>03. SubBytes(state)</text:p>
          </table:table-cell>
          <table:table-cell table:number-columns-repeated="2"/>
        </table:table-row>
        <table:table-row table:style-name="ro1">
          <table:table-cell office:value-type="string">
            <text:p>03. AddRoundKey(state, k_07)</text:p>
          </table:table-cell>
          <table:table-cell office:value-type="string">
            <text:p>07. MixColumnInv(state)</text:p>
          </table:table-cell>
          <table:table-cell office:value-type="string">
            <text:p>03. MixColumns(state)</text:p>
          </table:table-cell>
          <table:table-cell office:value-type="string">
            <text:p>03. MixColumns(state)</text:p>
          </table:table-cell>
          <table:table-cell office:value-type="string">
            <text:p>03. MixColumns(state)</text:p>
          </table:table-cell>
          <table:table-cell table:number-columns-repeated="2"/>
        </table:table-row>
        <table:table-row table:style-name="ro1">
          <table:table-cell office:value-type="string">
            <text:p>03. MixColumnInv(state)</text:p>
          </table:table-cell>
          <table:table-cell office:value-type="string">
            <text:p>07. AddRoundKey(state, k_03)</text:p>
          </table:table-cell>
          <table:table-cell office:value-type="string">
            <text:p>03. AddRoundKeys(state, k_3)</text:p>
          </table:table-cell>
          <table:table-cell office:value-type="string">
            <text:p>03. AddRoundKeys(state, k_3)</text:p>
          </table:table-cell>
          <table:table-cell office:value-type="string">
            <text:p>04. ShiftRows(state)</text:p>
          </table:table-cell>
          <table:table-cell table:number-columns-repeated="2"/>
        </table:table-row>
        <table:table-row table:style-name="ro1">
          <table:table-cell office:value-type="string">
            <text:p>04. ShiftRowsInv(state)</text:p>
          </table:table-cell>
          <table:table-cell office:value-type="string">
            <text:p>07. ByteSubInv(state)</text:p>
          </table:table-cell>
          <table:table-cell office:value-type="string">
            <text:p>04. SubBytes(state)</text:p>
          </table:table-cell>
          <table:table-cell office:value-type="string">
            <text:p>04. ShiftRows(state)</text:p>
          </table:table-cell>
          <table:table-cell office:value-type="string">
            <text:p>04. AddRoundKeys(state, ShiftRows(k_3))</text:p>
          </table:table-cell>
          <table:table-cell table:number-columns-repeated="2"/>
        </table:table-row>
        <table:table-row table:style-name="ro1">
          <table:table-cell office:value-type="string">
            <text:p>04. ByteSubInv(state)</text:p>
          </table:table-cell>
          <table:table-cell office:value-type="string">
            <text:p>07. ShiftRowsInv(state)</text:p>
          </table:table-cell>
          <table:table-cell office:value-type="string">
            <text:p>04. ShiftRows(state)</text:p>
          </table:table-cell>
          <table:table-cell office:value-type="string">
            <text:p>04. SubBytes(state)</text:p>
          </table:table-cell>
          <table:table-cell office:value-type="string">
            <text:p>04. SubBytes(state)</text:p>
          </table:table-cell>
          <table:table-cell table:number-columns-repeated="2"/>
        </table:table-row>
        <table:table-row table:style-name="ro1">
          <table:table-cell office:value-type="string">
            <text:p>04. AddRoundKey(state, k_06)</text:p>
          </table:table-cell>
          <table:table-cell office:value-type="string">
            <text:p>06. MixColumnInv(state)</text:p>
          </table:table-cell>
          <table:table-cell office:value-type="string">
            <text:p>04. MixColumns(state)</text:p>
          </table:table-cell>
          <table:table-cell office:value-type="string">
            <text:p>04. MixColumns(state)</text:p>
          </table:table-cell>
          <table:table-cell office:value-type="string">
            <text:p>04. MixColumns(state)</text:p>
          </table:table-cell>
          <table:table-cell table:number-columns-repeated="2"/>
        </table:table-row>
        <table:table-row table:style-name="ro1">
          <table:table-cell office:value-type="string">
            <text:p>04. MixColumnInv(state)</text:p>
          </table:table-cell>
          <table:table-cell office:value-type="string">
            <text:p>06. AddRoundKey(state, k_04)</text:p>
          </table:table-cell>
          <table:table-cell office:value-type="string">
            <text:p>04. AddRoundKeys(state, k_4)</text:p>
          </table:table-cell>
          <table:table-cell office:value-type="string">
            <text:p>04. AddRoundKeys(state, k_4)</text:p>
          </table:table-cell>
          <table:table-cell office:value-type="string">
            <text:p>05. ShiftRows(state)</text:p>
          </table:table-cell>
          <table:table-cell table:number-columns-repeated="2"/>
        </table:table-row>
        <table:table-row table:style-name="ro1">
          <table:table-cell office:value-type="string">
            <text:p>05. ShiftRowsInv(state)</text:p>
          </table:table-cell>
          <table:table-cell office:value-type="string">
            <text:p>06. ByteSubInv(state)</text:p>
          </table:table-cell>
          <table:table-cell office:value-type="string">
            <text:p>05. SubBytes(state)</text:p>
          </table:table-cell>
          <table:table-cell office:value-type="string">
            <text:p>05. ShiftRows(state)</text:p>
          </table:table-cell>
          <table:table-cell office:value-type="string">
            <text:p>05. AddRoundKeys(state, ShiftRows(k_4))</text:p>
          </table:table-cell>
          <table:table-cell table:number-columns-repeated="2"/>
        </table:table-row>
        <table:table-row table:style-name="ro1">
          <table:table-cell office:value-type="string">
            <text:p>05. ByteSubInv(state)</text:p>
          </table:table-cell>
          <table:table-cell office:value-type="string">
            <text:p>06. ShiftRowsInv(state)</text:p>
          </table:table-cell>
          <table:table-cell office:value-type="string">
            <text:p>05. ShiftRows(state)</text:p>
          </table:table-cell>
          <table:table-cell office:value-type="string">
            <text:p>05. SubBytes(state)</text:p>
          </table:table-cell>
          <table:table-cell office:value-type="string">
            <text:p>05. SubBytes(state)</text:p>
          </table:table-cell>
          <table:table-cell table:number-columns-repeated="2"/>
        </table:table-row>
        <table:table-row table:style-name="ro1">
          <table:table-cell office:value-type="string">
            <text:p>05. AddRoundKey(state, k_05)</text:p>
          </table:table-cell>
          <table:table-cell office:value-type="string">
            <text:p>05. MixColumnInv(state)</text:p>
          </table:table-cell>
          <table:table-cell office:value-type="string">
            <text:p>05. MixColumns(state)</text:p>
          </table:table-cell>
          <table:table-cell office:value-type="string">
            <text:p>05. MixColumns(state)</text:p>
          </table:table-cell>
          <table:table-cell office:value-type="string">
            <text:p>05. MixColumns(state)</text:p>
          </table:table-cell>
          <table:table-cell table:number-columns-repeated="2"/>
        </table:table-row>
        <table:table-row table:style-name="ro1">
          <table:table-cell office:value-type="string">
            <text:p>05. MixColumnInv(state)</text:p>
          </table:table-cell>
          <table:table-cell office:value-type="string">
            <text:p>05. AddRoundKey(state, k_05)</text:p>
          </table:table-cell>
          <table:table-cell office:value-type="string">
            <text:p>05. AddRoundKeys(state, k_5)</text:p>
          </table:table-cell>
          <table:table-cell office:value-type="string">
            <text:p>05. AddRoundKeys(state, k_5)</text:p>
          </table:table-cell>
          <table:table-cell office:value-type="string">
            <text:p>06. ShiftRows(state)</text:p>
          </table:table-cell>
          <table:table-cell table:number-columns-repeated="2"/>
        </table:table-row>
        <table:table-row table:style-name="ro1">
          <table:table-cell office:value-type="string">
            <text:p>06. ShiftRowsInv(state)</text:p>
          </table:table-cell>
          <table:table-cell office:value-type="string">
            <text:p>05. ByteSubInv(state)</text:p>
          </table:table-cell>
          <table:table-cell office:value-type="string">
            <text:p>06. SubBytes(state)</text:p>
          </table:table-cell>
          <table:table-cell office:value-type="string">
            <text:p>06. ShiftRows(state)</text:p>
          </table:table-cell>
          <table:table-cell office:value-type="string">
            <text:p>06. AddRoundKeys(state, ShiftRows(k_5))</text:p>
          </table:table-cell>
          <table:table-cell table:number-columns-repeated="2"/>
        </table:table-row>
        <table:table-row table:style-name="ro1">
          <table:table-cell office:value-type="string">
            <text:p>06. ByteSubInv(state)</text:p>
          </table:table-cell>
          <table:table-cell office:value-type="string">
            <text:p>05. ShiftRowsInv(state)</text:p>
          </table:table-cell>
          <table:table-cell office:value-type="string">
            <text:p>06. ShiftRows(state)</text:p>
          </table:table-cell>
          <table:table-cell office:value-type="string">
            <text:p>06. SubBytes(state)</text:p>
          </table:table-cell>
          <table:table-cell office:value-type="string">
            <text:p>06. SubBytes(state)</text:p>
          </table:table-cell>
          <table:table-cell table:number-columns-repeated="2"/>
        </table:table-row>
        <table:table-row table:style-name="ro1">
          <table:table-cell office:value-type="string">
            <text:p>06. AddRoundKey(state, k_04)</text:p>
          </table:table-cell>
          <table:table-cell office:value-type="string">
            <text:p>04. MixColumnInv(state)</text:p>
          </table:table-cell>
          <table:table-cell office:value-type="string">
            <text:p>06. MixColumns(state)</text:p>
          </table:table-cell>
          <table:table-cell office:value-type="string">
            <text:p>06. MixColumns(state)</text:p>
          </table:table-cell>
          <table:table-cell office:value-type="string">
            <text:p>06. MixColumns(state)</text:p>
          </table:table-cell>
          <table:table-cell table:number-columns-repeated="2"/>
        </table:table-row>
        <table:table-row table:style-name="ro1">
          <table:table-cell office:value-type="string">
            <text:p>06. MixColumnInv(state)</text:p>
          </table:table-cell>
          <table:table-cell office:value-type="string">
            <text:p>04. AddRoundKey(state, k_06)</text:p>
          </table:table-cell>
          <table:table-cell office:value-type="string">
            <text:p>06. AddRoundKeys(state, k_6)</text:p>
          </table:table-cell>
          <table:table-cell office:value-type="string">
            <text:p>06. AddRoundKeys(state, k_6)</text:p>
          </table:table-cell>
          <table:table-cell office:value-type="string">
            <text:p>07. ShiftRows(state)</text:p>
          </table:table-cell>
          <table:table-cell table:number-columns-repeated="2"/>
        </table:table-row>
        <table:table-row table:style-name="ro1">
          <table:table-cell office:value-type="string">
            <text:p>07. ShiftRowsInv(state)</text:p>
          </table:table-cell>
          <table:table-cell office:value-type="string">
            <text:p>04. ByteSubInv(state)</text:p>
          </table:table-cell>
          <table:table-cell office:value-type="string">
            <text:p>07. SubBytes(state)</text:p>
          </table:table-cell>
          <table:table-cell office:value-type="string">
            <text:p>07. ShiftRows(state)</text:p>
          </table:table-cell>
          <table:table-cell office:value-type="string">
            <text:p>07. AddRoundKeys(state, ShiftRows(k_6))</text:p>
          </table:table-cell>
          <table:table-cell table:number-columns-repeated="2"/>
        </table:table-row>
        <table:table-row table:style-name="ro1">
          <table:table-cell office:value-type="string">
            <text:p>07. ByteSubInv(state)</text:p>
          </table:table-cell>
          <table:table-cell office:value-type="string">
            <text:p>04. ShiftRowsInv(state)</text:p>
          </table:table-cell>
          <table:table-cell office:value-type="string">
            <text:p>07. ShiftRows(state)</text:p>
          </table:table-cell>
          <table:table-cell office:value-type="string">
            <text:p>07. SubBytes(state)</text:p>
          </table:table-cell>
          <table:table-cell office:value-type="string">
            <text:p>07. SubBytes(state)</text:p>
          </table:table-cell>
          <table:table-cell table:number-columns-repeated="2"/>
        </table:table-row>
        <table:table-row table:style-name="ro1">
          <table:table-cell office:value-type="string">
            <text:p>07. AddRoundKey(state, k_03)</text:p>
          </table:table-cell>
          <table:table-cell office:value-type="string">
            <text:p>03. MixColumnInv(state)</text:p>
          </table:table-cell>
          <table:table-cell office:value-type="string">
            <text:p>07. MixColumns(state)</text:p>
          </table:table-cell>
          <table:table-cell office:value-type="string">
            <text:p>07. MixColumns(state)</text:p>
          </table:table-cell>
          <table:table-cell office:value-type="string">
            <text:p>07. MixColumns(state)</text:p>
          </table:table-cell>
          <table:table-cell table:number-columns-repeated="2"/>
        </table:table-row>
        <table:table-row table:style-name="ro1">
          <table:table-cell office:value-type="string">
            <text:p>07. MixColumnInv(state)</text:p>
          </table:table-cell>
          <table:table-cell office:value-type="string">
            <text:p>03. AddRoundKey(state, k_07)</text:p>
          </table:table-cell>
          <table:table-cell office:value-type="string">
            <text:p>07. AddRoundKeys(state, k_7)</text:p>
          </table:table-cell>
          <table:table-cell office:value-type="string">
            <text:p>07. AddRoundKeys(state, k_7)</text:p>
          </table:table-cell>
          <table:table-cell office:value-type="string">
            <text:p>08. ShiftRows(state)</text:p>
          </table:table-cell>
          <table:table-cell table:number-columns-repeated="2"/>
        </table:table-row>
        <table:table-row table:style-name="ro1">
          <table:table-cell office:value-type="string">
            <text:p>08. ShiftRowsInv(state)</text:p>
          </table:table-cell>
          <table:table-cell office:value-type="string">
            <text:p>03. ByteSubInv(state)</text:p>
          </table:table-cell>
          <table:table-cell office:value-type="string">
            <text:p>08. SubBytes(state)</text:p>
          </table:table-cell>
          <table:table-cell office:value-type="string">
            <text:p>08. ShiftRows(state)</text:p>
          </table:table-cell>
          <table:table-cell office:value-type="string">
            <text:p>08. AddRoundKeys(state, ShiftRows(k_7))</text:p>
          </table:table-cell>
          <table:table-cell table:number-columns-repeated="2"/>
        </table:table-row>
        <table:table-row table:style-name="ro1">
          <table:table-cell office:value-type="string">
            <text:p>08. ByteSubInv(state)</text:p>
          </table:table-cell>
          <table:table-cell office:value-type="string">
            <text:p>03. ShiftRowsInv(state)</text:p>
          </table:table-cell>
          <table:table-cell office:value-type="string">
            <text:p>08. ShiftRows(state)</text:p>
          </table:table-cell>
          <table:table-cell office:value-type="string">
            <text:p>08. SubBytes(state)</text:p>
          </table:table-cell>
          <table:table-cell office:value-type="string">
            <text:p>08. SubBytes(state)</text:p>
          </table:table-cell>
          <table:table-cell table:number-columns-repeated="2"/>
        </table:table-row>
        <table:table-row table:style-name="ro1">
          <table:table-cell office:value-type="string">
            <text:p>08. AddRoundKey(state, k_02)</text:p>
          </table:table-cell>
          <table:table-cell office:value-type="string">
            <text:p>02. MixColumnInv(state)</text:p>
          </table:table-cell>
          <table:table-cell office:value-type="string">
            <text:p>08. MixColumns(state)</text:p>
          </table:table-cell>
          <table:table-cell office:value-type="string">
            <text:p>08. MixColumns(state)</text:p>
          </table:table-cell>
          <table:table-cell office:value-type="string">
            <text:p>08. MixColumns(state)</text:p>
          </table:table-cell>
          <table:table-cell table:number-columns-repeated="2"/>
        </table:table-row>
        <table:table-row table:style-name="ro1">
          <table:table-cell office:value-type="string">
            <text:p>08. MixColumnInv(state)</text:p>
          </table:table-cell>
          <table:table-cell office:value-type="string">
            <text:p>02. AddRoundKey(state, k_08)</text:p>
          </table:table-cell>
          <table:table-cell office:value-type="string">
            <text:p>08. AddRoundKeys(state, k_8)</text:p>
          </table:table-cell>
          <table:table-cell office:value-type="string">
            <text:p>08. AddRoundKeys(state, k_8)</text:p>
          </table:table-cell>
          <table:table-cell office:value-type="string">
            <text:p>09. ShiftRows(state)</text:p>
          </table:table-cell>
          <table:table-cell table:number-columns-repeated="2"/>
        </table:table-row>
        <table:table-row table:style-name="ro1">
          <table:table-cell office:value-type="string">
            <text:p>09. ShiftRowsInv(state)</text:p>
          </table:table-cell>
          <table:table-cell office:value-type="string">
            <text:p>02. ByteSubInv(state)</text:p>
          </table:table-cell>
          <table:table-cell office:value-type="string">
            <text:p>09. SubBytes(state)</text:p>
          </table:table-cell>
          <table:table-cell office:value-type="string">
            <text:p>09. ShiftRows(state)</text:p>
          </table:table-cell>
          <table:table-cell office:value-type="string">
            <text:p>09. AddRoundKeys(state, ShiftRows(k_8))</text:p>
          </table:table-cell>
          <table:table-cell table:number-columns-repeated="2"/>
        </table:table-row>
        <table:table-row table:style-name="ro1">
          <table:table-cell office:value-type="string">
            <text:p>09. ByteSubInv(state)</text:p>
          </table:table-cell>
          <table:table-cell office:value-type="string">
            <text:p>02. ShiftRowsInv(state)</text:p>
          </table:table-cell>
          <table:table-cell office:value-type="string">
            <text:p>09. ShiftRows(state)</text:p>
          </table:table-cell>
          <table:table-cell office:value-type="string">
            <text:p>09. SubBytes(state)</text:p>
          </table:table-cell>
          <table:table-cell office:value-type="string">
            <text:p>09. SubBytes(state)</text:p>
          </table:table-cell>
          <table:table-cell table:number-columns-repeated="2"/>
        </table:table-row>
        <table:table-row table:style-name="ro1">
          <table:table-cell office:value-type="string">
            <text:p>09. AddRoundKey(state, k_01)</text:p>
          </table:table-cell>
          <table:table-cell office:value-type="string">
            <text:p>01. MixColumnInv(state)</text:p>
          </table:table-cell>
          <table:table-cell office:value-type="string">
            <text:p>09. MixColumns(state)</text:p>
          </table:table-cell>
          <table:table-cell office:value-type="string">
            <text:p>09. MixColumns(state)</text:p>
          </table:table-cell>
          <table:table-cell office:value-type="string">
            <text:p>09. MixColumns(state)</text:p>
          </table:table-cell>
          <table:table-cell table:number-columns-repeated="2"/>
        </table:table-row>
        <table:table-row table:style-name="ro1">
          <table:table-cell office:value-type="string">
            <text:p>09. MixColumnInv(state)</text:p>
          </table:table-cell>
          <table:table-cell office:value-type="string">
            <text:p>01. AddRoundKey(state, k_09)</text:p>
          </table:table-cell>
          <table:table-cell office:value-type="string">
            <text:p>09. AddRoundKeys(state, k_9)</text:p>
          </table:table-cell>
          <table:table-cell office:value-type="string">
            <text:p>09. AddRoundKeys(state, k_9)</text:p>
          </table:table-cell>
          <table:table-cell office:value-type="string">
            <text:p>10. ShiftRows(state)</text:p>
          </table:table-cell>
          <table:table-cell table:number-columns-repeated="2"/>
        </table:table-row>
        <table:table-row table:style-name="ro1">
          <table:table-cell office:value-type="string">
            <text:p>10. ShiftRowsInv(state)</text:p>
          </table:table-cell>
          <table:table-cell office:value-type="string">
            <text:p>01. ByteSubInv(state)</text:p>
          </table:table-cell>
          <table:table-cell office:value-type="string">
            <text:p>SubByte(state)</text:p>
          </table:table-cell>
          <table:table-cell office:value-type="string">
            <text:p>SubByte(state)</text:p>
          </table:table-cell>
          <table:table-cell office:value-type="string">
            <text:p>10. AddRoundKey(state, ShiftRows(k_9))</text:p>
          </table:table-cell>
          <table:table-cell table:number-columns-repeated="2"/>
        </table:table-row>
        <table:table-row table:style-name="ro1">
          <table:table-cell office:value-type="string">
            <text:p>10. ByteSubInv(state)</text:p>
          </table:table-cell>
          <table:table-cell office:value-type="string">
            <text:p>01. ShiftRowsInv(state)</text:p>
          </table:table-cell>
          <table:table-cell office:value-type="string">
            <text:p>ShiftRows(state)</text:p>
          </table:table-cell>
          <table:table-cell office:value-type="string">
            <text:p>ShiftRows(state)</text:p>
          </table:table-cell>
          <table:table-cell office:value-type="string">
            <text:p>10. SubBytes(state)</text:p>
          </table:table-cell>
          <table:table-cell table:number-columns-repeated="2"/>
        </table:table-row>
        <table:table-row table:style-name="ro1">
          <table:table-cell office:value-type="string">
            <text:p>10. AddRoundKey(state, k_00)</text:p>
          </table:table-cell>
          <table:table-cell office:value-type="string">
            <text:p>00. AddRoundKey(state, k_10);</text:p>
          </table:table-cell>
          <table:table-cell office:value-type="string">
            <text:p>AddRoundKey(state, k_10)</text:p>
          </table:table-cell>
          <table:table-cell office:value-type="string">
            <text:p>AddRoundKey(state, k_10)</text:p>
          </table:table-cell>
          <table:table-cell office:value-type="string">
            <text:p>10. AddRoundKey(state, k_10)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target-range-address="Sheet1.B6:Sheet1.B45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5">03/15/2013</text:date>, <text:time>19:16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usan Klinec</meta:initial-creator>
    <meta:creation-date>2013-03-14T18:39:13</meta:creation-date>
    <dc:date>2013-03-15T19:16:48</dc:date>
    <dc:creator>Dusan Klinec</dc:creator>
    <meta:editing-duration>PT5H41M5S</meta:editing-duration>
    <meta:editing-cycles>13</meta:editing-cycles>
    <meta:generator>LibreOffice/3.3$Unix LibreOffice_project/330m19$Build-401</meta:generator>
    <meta:document-statistic meta:table-count="3" meta:cell-count="207" meta:object-count="0"/>
  </office:meta>
</office:document-meta>
</file>